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BAL CCOYO, HERMENEGILD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44921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205070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BAL CCOYO, HERMENEGILD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449212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205070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49212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2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30</text:p>
            <text:p text:style-name="P6"/>
          </table:table-cell>
        </table:table-row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7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12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09/2021</text:p>
          </table:table-cell>
          <table:table-cell table:style-name="Tabla2.A3" office:value-type="string">
            <text:p text:style-name="P22">151432</text:p>
          </table:table-cell>
          <table:table-cell table:style-name="Tabla2.D3" office:value-type="string">
            <text:p text:style-name="P23">6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3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17:49:4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